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size-complex="10.5pt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size-complex="10.5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1d7046" style:font-size-asian="10.5pt" style:font-size-complex="10.5pt"/>
    </style:style>
    <style:style style:name="P5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officeooo:paragraph-rsid="001d7046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officeooo:rsid="001e8b0b" officeooo:paragraph-rsid="001e8b0b" style:font-size-asian="10.5pt" style:font-style-asian="normal" style:font-size-complex="10.5pt" style:font-style-complex="normal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paragraph-rsid="001d704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d7046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60400" style:font-size-asian="10.5pt" style:font-size-complex="10.5pt"/>
    </style:style>
    <style:style style:name="P10" style:family="paragraph" style:parent-style-name="UrbanBody">
      <style:text-properties style:font-name="Arial" fo:font-size="9pt" officeooo:paragraph-rsid="001d7046" style:font-size-asian="9pt" style:font-size-complex="9pt"/>
    </style:style>
    <style:style style:name="P11" style:family="paragraph" style:parent-style-name="UrbanTitle">
      <style:text-properties fo:text-transform="uppercase" style:font-name="Arial" fo:font-size="14pt" style:text-underline-style="none" officeooo:paragraph-rsid="001d7046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0161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4aa9f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ttestation d'affichage APRÈS RÉALISATION DE L’ENQUÊTE PUBLIQUE</text:p>
      <text:p text:style-name="P8"/>
      <text:p text:style-name="P10"/>
      <text:p text:style-name="P8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self.getLicenceSubject()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</text:span> : <text:text-input text:description="Parcelles">self.getPortionOutsText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16T16:33:25.505444933</meta:creation-date>
    <dc:date>2021-02-19T08:39:01.375821034</dc:date>
    <meta:editing-duration>PT7M33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16" meta:character-count="875" meta:non-whitespace-character-count="789"/>
  </office:meta>
</office:document-meta>
</file>